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6.51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00%"/>
      <style:text-properties fo:font-size="13pt" style:font-size-asian="13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 presentation:user-transformed="true">
          <draw:text-box>
            <text:p>Our QA Process</text:p>
          </draw:text-box>
        </draw:frame>
        <draw:frame presentation:style-name="pr2" draw:layer="layout" svg:width="25.199cm" svg:height="13.86cm" svg:x="1.4cm" svg:y="4.914cm" presentation:class="subtitle">
          <draw:text-box>
            <text:p>Apache jUDDI Performance</text:p>
            <text:p>Friday October 1, 201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Testing Leve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Unit tests</text:p>
                <text:list>
                  <text:list-item>
                    <text:p>Functionality</text:p>
                  </text:list-item>
                  <text:list-item>
                    <text:p>Regression of components</text:p>
                  </text:list-item>
                </text:list>
              </text:list-item>
              <text:list-item>
                <text:p>Integration tests</text:p>
                <text:list>
                  <text:list-item>
                    <text:p>System level functionality</text:p>
                  </text:list-item>
                  <text:list-item>
                    <text:p>Regression across components</text:p>
                  </text:list-item>
                </text:list>
              </text:list-item>
              <text:list-item>
                <text:p>QA tests</text:p>
                <text:list>
                  <text:list-item>
                    <text:p>Long running and repetitive, simulating real user load (memory leaks, performa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Testing Suppor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For the QA level testing we received support from:</text:p>
                <text:list>
                  <text:list-item>
                    <text:p>Xceptance: <text:a xlink:href="http://www.xceptance.com/">http://www.xceptance.com/</text:a> for both the XLT product and the development of the test suite.</text:p>
                  </text:list-item>
                  <text:list-item>
                    <text:p>GQP : <text:a xlink:href="http://www.gqpartners.com/">http://www.gqpartners.com/</text:a> for large scale performance testing. GQP offers '<text:span text:style-name="T1">OnDemand Performance Analysis</text:span>'. For the final performance report see <text:a xlink:href="http://tinyurl.com/38jpc7n">http://tinyurl.com/38jpc7n</text:a>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" draw:layer="layout" svg:width="25.199cm" svg:height="16.51cm" svg:x="1.471cm" svg:y="1.905cm" presentation:class="outline" presentation:user-transformed="true">
          <draw:text-box>
            <text:p text:style-name="P1"><text:span text:style-name="T2">Licensed to the Apache Software Foundation (ASF) under one</text:span></text:p>
            <text:p text:style-name="P1"><text:span text:style-name="T2"><text:s text:c="7"/></text:span><text:span text:style-name="T2">or more contributor license agreements. <text:s/>See the NOTICE file</text:span></text:p>
            <text:p text:style-name="P1"><text:span text:style-name="T2"><text:s text:c="7"/></text:span><text:span text:style-name="T2">distributed with this work for additional information</text:span></text:p>
            <text:p text:style-name="P1"><text:span text:style-name="T2"><text:s text:c="7"/></text:span><text:span text:style-name="T2">regarding copyright ownership. <text:s/>The ASF licenses this file</text:span></text:p>
            <text:p text:style-name="P1"><text:span text:style-name="T2"><text:s text:c="7"/></text:span><text:span text:style-name="T2">to you under the Apache License, Version 2.0 (the</text:span></text:p>
            <text:p text:style-name="P1"><text:span text:style-name="T2"><text:s text:c="7"/></text:span><text:span text:style-name="T2">"License"); you may not use this file except in compliance</text:span></text:p>
            <text:p text:style-name="P1"><text:span text:style-name="T2"><text:s text:c="7"/></text:span><text:span text:style-name="T2">with the License. <text:s/>You may obtain a copy of the License at</text:span></text:p>
            <text:p text:style-name="P1"><text:span text:style-name="T2"/></text:p>
            <text:p text:style-name="P1"><text:span text:style-name="T2"><text:s text:c="9"/></text:span><text:span text:style-name="T2">http://www.apache.org/licenses/LICENSE-2.0</text:span></text:p>
            <text:p text:style-name="P1"><text:span text:style-name="T2"/></text:p>
            <text:p text:style-name="P1"><text:span text:style-name="T2"><text:s text:c="7"/></text:span><text:span text:style-name="T2">Unless required by applicable law or agreed to in writing,</text:span></text:p>
            <text:p text:style-name="P1"><text:span text:style-name="T2"><text:s text:c="7"/></text:span><text:span text:style-name="T2">software distributed under the License is distributed on an</text:span></text:p>
            <text:p text:style-name="P1"><text:span text:style-name="T2"><text:s text:c="7"/></text:span><text:span text:style-name="T2">"AS IS" BASIS, WITHOUT WARRANTIES OR CONDITIONS OF ANY</text:span></text:p>
            <text:p text:style-name="P1"><text:span text:style-name="T2"><text:s text:c="7"/></text:span><text:span text:style-name="T2">KIND, either express or implied. <text:s/>See the License for the</text:span></text:p>
            <text:p text:style-name="P1"><text:span text:style-name="T2"><text:s text:c="7"/></text:span><text:span text:style-name="T2">specific language governing permissions and limitations</text:span></text:p>
            <text:p text:style-name="P1"><text:span text:style-name="T2"><text:s text:c="7"/></text:span><text:span text:style-name="T2">under the Licen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9-27T13:16:16</meta:creation-date>
    <meta:editing-duration>P4DT1H26M30S</meta:editing-duration>
    <meta:editing-cycles>11</meta:editing-cycles>
    <dc:date>2011-06-17T09:09:29</dc:date>
    <meta:generator>LibreOffice/3.3$Unix LibreOffice_project/330m19$Build-8</meta:generator>
    <meta:document-statistic meta:object-count="36"/>
  </office:meta>
</office:document-meta>
</file>